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7mm"/>
    </style:style>
    <style:style style:name="co2" style:family="table-column">
      <style:table-column-properties fo:break-before="auto" style:column-width="221.81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61.89mm"/>
    </style:style>
    <style:style style:name="co6" style:family="table-column">
      <style:table-column-properties fo:break-before="auto" style:column-width="40.36mm"/>
    </style:style>
    <style:style style:name="co7" style:family="table-column">
      <style:table-column-properties fo:break-before="auto" style:column-width="27.3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/>
    <style:style style:name="ce6" style:family="table-cell" style:parent-style-name="Default" style:data-style-name="N4"/>
    <style:style style:name="ce14" style:family="table-cell" style:parent-style-name="Default"/>
    <style:style style:name="ce7" style:family="table-cell" style:parent-style-name="Default" style:data-style-name="N4"/>
    <style:style style:name="ce16" style:family="table-cell" style:parent-style-name="Default" style:data-style-name="N4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edbac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Negative Kritik</text:p>
          </table:table-cell>
          <table:table-cell/>
          <table:table-cell table:style-name="ce3" office:value-type="string" calcext:value-type="string">
            <text:p>Nadin</text:p>
          </table:table-cell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Teresa</text:p>
          </table:table-cell>
          <table:table-cell table:style-name="ce3" office:value-type="string" calcext:value-type="string">
            <text:p>P.</text:p>
          </table:table-cell>
          <table:table-cell table:style-name="ce3" office:value-type="string" calcext:value-type="string">
            <text:p>Raiko</text:p>
          </table:table-cell>
          <table:table-cell table:style-name="ce3" office:value-type="string" calcext:value-type="string">
            <text:p>Tobias</text:p>
          </table:table-cell>
          <table:table-cell table:style-name="ce1" office:value-type="string" calcext:value-type="string">
            <text:p>Häufigkeit</text:p>
          </table:table-cell>
          <table:table-cell table:style-name="ce1" office:value-type="string" calcext:value-type="string">
            <text:p>Auffälligkeit (Hartnäckigkeit)</text:p>
          </table:table-cell>
          <table:table-cell table:style-name="ce1" office:value-type="string" calcext:value-type="string">
            <text:p>Folgen(-schwere)</text:p>
          </table:table-cell>
          <table:table-cell table:style-name="ce1" office:value-type="string" calcext:value-type="string">
            <text:p>Gewichtung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AWS 1. Hinzufügen</text:p>
          </table:table-cell>
          <table:table-cell office:value-type="string" calcext:value-type="string">
            <text:p>Anordnung nicht eindeutig (mobil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" table:formula="of:=COUNTA([.C2:.H2])" office:value-type="float" office:value="2" calcext:value-type="float">
            <text:p>2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5" calcext:value-type="float">
            <text:p>5</text:p>
          </table:table-cell>
          <table:table-cell table:style-name="ce16" table:formula="of:=(([.K2]*50)+([.J2]*20)+([.I2]*30))/100" office:value-type="float" office:value="3.8" calcext:value-type="float">
            <text:p>3,80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WS 1. Hinzufügen</text:p>
          </table:table-cell>
          <table:table-cell office:value-type="string" calcext:value-type="string">
            <text:p>Elemente nicht mittig (mobil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5" table:formula="of:=COUNTA([.C3:.H3])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(([.K3]*50)+([.J3]*20)+([.I3]*30))/100" office:value-type="float" office:value="1.4" calcext:value-type="float">
            <text:p>1,40</text:p>
          </table:table-cell>
          <table:table-cell table:style-name="ce4"/>
          <table:table-cell/>
          <table:table-cell office:value-type="string" calcext:value-type="string">
            <text:p>Farben und Bilder</text:p>
          </table:table-cell>
          <table:table-cell office:value-type="string" calcext:value-type="string">
            <text:p>Jonata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WS 1. Hinzufügen</text:p>
          </table:table-cell>
          <table:table-cell office:value-type="string" calcext:value-type="string">
            <text:p>Auto-Vervollständigung funktioniert nicht bei allen Feldern (nur bei dynamisch hinzugefügten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table:formula="of:=COUNTA([.C4:.H4])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6" table:formula="of:=(([.K4]*50)+([.J4]*20)+([.I4]*30))/100" office:value-type="float" office:value="2" calcext:value-type="float">
            <text:p>2,00</text:p>
          </table:table-cell>
          <table:table-cell table:style-name="ce4"/>
          <table:table-cell/>
          <table:table-cell office:value-type="string" calcext:value-type="string">
            <text:p>AWS hinzufügen Elemente</text:p>
          </table:table-cell>
          <table:table-cell office:value-type="string" calcext:value-type="string">
            <text:p>Sim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WS 2. Zuweisung</text:p>
          </table:table-cell>
          <table:table-cell office:value-type="string" calcext:value-type="string">
            <text:p>Tabelle ohne Legend nicht intuitiv benutzbar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5" table:formula="of:=COUNTA([.C5:.H5])" office:value-type="float" office:value="4" calcext:value-type="float">
            <text:p>4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table:formula="of:=(([.K5]*50)+([.J5]*20)+([.I5]*30))/100" office:value-type="float" office:value="4.85" calcext:value-type="float">
            <text:p>4,85</text:p>
          </table:table-cell>
          <table:table-cell table:style-name="ce4" office:value-type="string" calcext:value-type="string">
            <text:p>x</text:p>
          </table:table-cell>
          <table:table-cell/>
          <table:table-cell office:value-type="string" calcext:value-type="string">
            <text:p>AWS zuweisung Legende/Schriften</text:p>
          </table:table-cell>
          <table:table-cell office:value-type="string" calcext:value-type="string">
            <text:p>Be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WS 2. Zuweisung</text:p>
          </table:table-cell>
          <table:table-cell office:value-type="string" calcext:value-type="string">
            <text:p>Namen von Spalten schwer zu lesen (besser ca. 45 Grad neigung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" table:formula="of:=COUNTA([.C6:.H6])" office:value-type="float" office:value="2" calcext:value-type="float">
            <text:p>2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6]*50)+([.J6]*20)+([.I6]*30))/100" office:value-type="float" office:value="2.05" calcext:value-type="float">
            <text:p>2,05</text:p>
          </table:table-cell>
          <table:table-cell table:style-name="ce4"/>
          <table:table-cell/>
          <table:table-cell office:value-type="string" calcext:value-type="string">
            <text:p>Suchfeld</text:p>
          </table:table-cell>
          <table:table-cell office:value-type="string" calcext:value-type="string">
            <text:p>Ja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WS 2. Zuweisung</text:p>
          </table:table-cell>
          <table:table-cell office:value-type="string" calcext:value-type="string">
            <text:p>Immer nur beidseitig einstellbar (fehlendes Feature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7:.H7])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6" table:formula="of:=(([.K7]*50)+([.J7]*20)+([.I7]*30))/100" office:value-type="float" office:value="1.7" calcext:value-type="float">
            <text:p>1,70</text:p>
          </table:table-cell>
          <table:table-cell table:style-name="ce4"/>
          <table:table-cell/>
          <table:table-cell office:value-type="string" calcext:value-type="string">
            <text:p>Navigationszeile</text:p>
          </table:table-cell>
          <table:table-cell office:value-type="string" calcext:value-type="string">
            <text:p>Eric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WS 3. Mail anpassen</text:p>
          </table:table-cell>
          <table:table-cell office:value-type="string" calcext:value-type="string">
            <text:p>Textfelder zu klein → scrollt „doppelt“ (mob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" table:formula="of:=COUNTA([.C8:.H8])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(([.K8]*50)+([.J8]*20)+([.I8]*30))/100" office:value-type="float" office:value="3.15" calcext:value-type="float">
            <text:p>3,15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WS 3. Mail anpassen</text:p>
          </table:table-cell>
          <table:table-cell office:value-type="string" calcext:value-type="string">
            <text:p>Zu viel Tex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" table:formula="of:=COUNTA([.C9:.H9])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(([.K9]*50)+([.J9]*20)+([.I9]*30))/100" office:value-type="float" office:value="2.4" calcext:value-type="float">
            <text:p>2,4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3. Mail anpassen</text:p>
          </table:table-cell>
          <table:table-cell office:value-type="string" calcext:value-type="string">
            <text:p>Verifikation eingeben: Nicht klar, welche Mail-Adresse anzugebe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5" table:formula="of:=COUNTA([.C10:.H10])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6" table:formula="of:=(([.K10]*50)+([.J10]*20)+([.I10]*30))/100" office:value-type="float" office:value="1.7" calcext:value-type="float">
            <text:p>1,7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3. Mail anpassen</text:p>
          </table:table-cell>
          <table:table-cell office:value-type="string" calcext:value-type="string">
            <text:p>Platzhalter nicht kl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C11:.H11])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(([.K11]*50)+([.J11]*20)+([.I11]*30))/100" office:value-type="float" office:value="2.9" calcext:value-type="float">
            <text:p>2,90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WS 4. Übersicht</text:p>
          </table:table-cell>
          <table:table-cell office:value-type="string" calcext:value-type="string">
            <text:p>Zuordnungstabelle nicht verständlich/farblich nicht gut gestaltet (rot/grün: keine Stufen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COUNTA([.C12:.H12])" office:value-type="float" office:value="2" calcext:value-type="float">
            <text:p>2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12]*50)+([.J12]*20)+([.I12]*30))/100" office:value-type="float" office:value="2.25" calcext:value-type="float">
            <text:p>2,2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4. Übersicht</text:p>
          </table:table-cell>
          <table:table-cell office:value-type="string" calcext:value-type="string">
            <text:p>Eingabe des Codes und bestätigen mit Enter „überspringt“ Zusammenfassung (-&gt; Code-Eingabe und Zusammenfassung trennen?!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13:.H13]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table:formula="of:=(([.K13]*50)+([.J13]*20)+([.I13]*30))/100" office:value-type="float" office:value="2.45" calcext:value-type="float">
            <text:p>2,4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Start-Button zu breit (mobil)</text:p>
          </table:table-cell>
          <table:table-cell table:number-columns-repeated="6" office:value-type="string" calcext:value-type="string">
            <text:p>x</text:p>
          </table:table-cell>
          <table:table-cell table:style-name="ce5" table:formula="of:=COUNTA([.C14:.H1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(([.K14]*50)+([.J14]*20)+([.I14]*30))/100" office:value-type="float" office:value="3.3" calcext:value-type="float">
            <text:p>3,3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Fehlender Disclaimer (bzgl. E-Mail Adressen): werden nicht gespeicher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5" table:formula="of:=COUNTA([.C15:.H15])" office:value-type="float" office:value="1" calcext:value-type="float">
            <text:p>1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4" calcext:value-type="float">
            <text:p>4</text:p>
          </table:table-cell>
          <table:table-cell table:style-name="ce16" table:formula="of:=(([.K15]*50)+([.J15]*20)+([.I15]*30))/100" office:value-type="float" office:value="2.6" calcext:value-type="float">
            <text:p>2,6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Zufalls-Seed nicht verständlic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COUNTA([.C16:.H16])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16]*50)+([.J16]*20)+([.I16]*30))/100" office:value-type="float" office:value="2.35" calcext:value-type="float">
            <text:p>2,3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Unsensibel: Wichtel wissen, wer wen (nicht) beschenken dar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C17:.H17])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6" table:formula="of:=(([.K17]*50)+([.J17]*20)+([.I17]*30))/100" office:value-type="float" office:value="3.1" calcext:value-type="float">
            <text:p>3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„Funktioniert“ auch für einen Wicht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C18:.H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table:formula="of:=(([.K18]*50)+([.J18]*20)+([.I18]*30))/100" office:value-type="float" office:value="2.75" calcext:value-type="float">
            <text:p>2,7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Unkonstruktive Fehlermeldungen, wenn Zuweisung nicht erfolgrei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C19:.H19])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6" table:formula="of:=(([.K19]*50)+([.J19]*20)+([.I19]*30))/100" office:value-type="float" office:value="3.8" calcext:value-type="float">
            <text:p>3,8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Navigation über Browser-Zurück nicht immer fehlerfrei möglich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20:.H20]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6" table:formula="of:=(([.K20]*50)+([.J20]*20)+([.I20]*30))/100" office:value-type="float" office:value="4.1" calcext:value-type="float">
            <text:p>4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Programmschritte immer erreichbar (über direkte Adresse) -&gt; wird fälschlicher Weise angezeigt, als ob alles ok ist, bloß dass einige Daten fehlen. Es fehlt eine Fehlersei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21:.H21])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6" table:formula="of:=(([.K21]*50)+([.J21]*20)+([.I21]*30))/100" office:value-type="float" office:value="3.1" calcext:value-type="float">
            <text:p>3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AWS Allgemein</text:p>
          </table:table-cell>
          <table:table-cell office:value-type="string" calcext:value-type="string">
            <text:p>Mail(-Betreff) enthält keine Umlaute / zeigt sie fehlerhaft a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22:.H22])" office:value-type="float" office:value="1" calcext:value-type="float">
            <text:p>1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3" calcext:value-type="float">
            <text:p>3</text:p>
          </table:table-cell>
          <table:table-cell table:style-name="ce16" table:formula="of:=(([.K22]*50)+([.J22]*20)+([.I22]*30))/100" office:value-type="float" office:value="2.5" calcext:value-type="float">
            <text:p>2,5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Impressum nicht intuitiv benannt (Über/About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COUNTA([.C23:.H23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23]*50)+([.J23]*20)+([.I23]*30))/100" office:value-type="float" office:value="2.75" calcext:value-type="float">
            <text:p>2,7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Seiten nicht eindeutig/intuitiv/konsistent kategorisier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5" table:formula="of:=COUNTA([.C24:.H24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table:formula="of:=(([.K24]*50)+([.J24]*20)+([.I24]*30))/100" office:value-type="float" office:value="3.55" calcext:value-type="float">
            <text:p>3,5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Suche nicht intuitiv benutzb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" table:formula="of:=COUNTA([.C25:.H25])" office:value-type="float" office:value="2" calcext:value-type="float">
            <text:p>2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table:formula="of:=(([.K25]*50)+([.J25]*20)+([.I25]*30))/100" office:value-type="float" office:value="2.65" calcext:value-type="float">
            <text:p>2,6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Passwortgeschützte Datei(en) nicht sofort als solche erkennba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5" table:formula="of:=COUNTA([.C26:.H26])" office:value-type="float" office:value="1" calcext:value-type="float">
            <text:p>1</text:p>
          </table:table-cell>
          <table:table-cell table:style-name="ce14" office:value-type="float" office:value="2.5" calcext:value-type="float">
            <text:p>2,5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26]*50)+([.J26]*20)+([.I26]*30))/100" office:value-type="float" office:value="1.55" calcext:value-type="float">
            <text:p>1,5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Fehlende Icons (zur besseren Erkennbarkeit/Navigation) bspw. Suche/Kategorie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5" table:formula="of:=COUNTA([.C27:.H27]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(([.K27]*50)+([.J27]*20)+([.I27]*30))/100" office:value-type="float" office:value="1.95" calcext:value-type="float">
            <text:p>1,9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Unterpunkte von Kategorien nicht direkt im Menübanner (Dropdown o.ä.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5" table:formula="of:=COUNTA([.C28:.H28])" office:value-type="float" office:value="1" calcext:value-type="float">
            <text:p>1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(([.K28]*50)+([.J28]*20)+([.I28]*30))/100" office:value-type="float" office:value="1.1" calcext:value-type="float">
            <text:p>1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Index in der rechten Spalte der Übersichtsseiten der Bedienung überflüss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5" table:formula="of:=COUNTA([.C29:.H29])" office:value-type="float" office:value="1" calcext:value-type="float">
            <text:p>1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(([.K29]*50)+([.J29]*20)+([.I29]*30))/100" office:value-type="float" office:value="1.1" calcext:value-type="float">
            <text:p>1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Cookie-Banner verdeckt ggf. Fußzei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30:.H30])" office:value-type="float" office:value="1" calcext:value-type="float">
            <text:p>1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(([.K30]*50)+([.J30]*20)+([.I30]*30))/100" office:value-type="float" office:value="2" calcext:value-type="float">
            <text:p>2,0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Bedienung</text:p>
          </table:table-cell>
          <table:table-cell office:value-type="string" calcext:value-type="string">
            <text:p>Breadcrumbs überflüssig, da Inhalte zu wenig (Beginnt bei Home -&gt; Überflüssig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31:.H31])" office:value-type="float" office:value="1" calcext:value-type="float">
            <text:p>1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(([.K31]*50)+([.J31]*20)+([.I31]*30))/100" office:value-type="float" office:value="1.1" calcext:value-type="float">
            <text:p>1,1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Farben trist/blass (geringe Sättigung)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style-name="ce5" table:formula="of:=COUNTA([.C32:.H32])" office:value-type="float" office:value="5" calcext:value-type="float">
            <text:p>5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(([.K32]*50)+([.J32]*20)+([.I32]*30))/100" office:value-type="float" office:value="3.65" calcext:value-type="float">
            <text:p>3,65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Farben kontrastarm/eintönig (verschwimme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" table:formula="of:=COUNTA([.C33:.H33])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table:formula="of:=(([.K33]*50)+([.J33]*20)+([.I33]*30))/100" office:value-type="float" office:value="3.45" calcext:value-type="float">
            <text:p>3,45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Fehlende Bilder (allgemein bzw. zur Auflockerung des Texte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" table:formula="of:=COUNTA([.C34:.H34])" office:value-type="float" office:value="2" calcext:value-type="float">
            <text:p>2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(([.K34]*50)+([.J34]*20)+([.I34]*30))/100" office:value-type="float" office:value="2.3" calcext:value-type="float">
            <text:p>2,30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Überladen mit Text (viel Text ohne Serifen)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5" table:formula="of:=COUNTA([.C35:.H35])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(([.K35]*50)+([.J35]*20)+([.I35]*30))/100" office:value-type="float" office:value="2.2" calcext:value-type="float">
            <text:p>2,2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Unseriöser Eindruc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C36:.H36])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6" table:formula="of:=(([.K36]*50)+([.J36]*20)+([.I36]*30))/100" office:value-type="float" office:value="2.4" calcext:value-type="float">
            <text:p>2,4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Zweck der Webseite nicht eindeutig: AWS? Vorstellung von Inhalten? Blog-artig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C37:.H37])" office:value-type="float" office:value="1" calcext:value-type="float">
            <text:p>1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1.5" calcext:value-type="float">
            <text:p>1,5</text:p>
          </table:table-cell>
          <table:table-cell table:style-name="ce16" table:formula="of:=(([.K37]*50)+([.J37]*20)+([.I37]*30))/100" office:value-type="float" office:value="1.75" calcext:value-type="float">
            <text:p>1,7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Unfertiger Eindruck (Webseite als Baustell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5" table:formula="of:=COUNTA([.C38:.H38])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6" table:formula="of:=(([.K38]*50)+([.J38]*20)+([.I38]*30))/100" office:value-type="float" office:value="2.4" calcext:value-type="float">
            <text:p>2,40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Überschriften teils ungünstig auf mehreren Zeilen (mobil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39:.H39])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(([.K39]*50)+([.J39]*20)+([.I39]*30))/100" office:value-type="float" office:value="2.35" calcext:value-type="float">
            <text:p>2,35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avbar zu groß (mobil und auf Desktop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40:.H40])" office:value-type="float" office:value="1" calcext:value-type="float">
            <text:p>1</text:p>
          </table:table-cell>
          <table:table-cell table:number-columns-repeated="2" table:style-name="ce14" office:value-type="float" office:value="4.5" calcext:value-type="float">
            <text:p>4,5</text:p>
          </table:table-cell>
          <table:table-cell table:style-name="ce16" table:formula="of:=(([.K40]*50)+([.J40]*20)+([.I40]*30))/100" office:value-type="float" office:value="3.45" calcext:value-type="float">
            <text:p>3,45</text:p>
          </table:table-cell>
          <table:table-cell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Aktuelle Seite im Menüband nicht eindeutig erkennba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style-name="ce5" table:formula="of:=COUNTA([.C41:.H41])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table:formula="of:=(([.K41]*50)+([.J41]*20)+([.I41]*30))/100" office:value-type="float" office:value="2.15" calcext:value-type="float">
            <text:p>2,15</text:p>
          </table:table-cell>
          <table:table-cell table:style-name="ce4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Positive Kritik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prachumschaltung intuitiv</text:p>
          </table:table-cell>
          <table:table-cell table:number-columns-repeated="6" office:value-type="string" calcext:value-type="string">
            <text:p>x</text:p>
          </table:table-cell>
          <table:table-cell table:formula="of:=COUNTA([.C44:.H44])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uche intuitiv benutzbar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COUNTA([.C45:.H45])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lichtes Desig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UNTA([.C46:.H46])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ndex in der rechten Spalte der Übersichtsseiten der Bedienung zuträglich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UNTA([.C47:.H47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„Mut zur Lücke“: Nicht jede Fläche ist überfüllt mit Inhalt/es gibt weiße Fläche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UNTA([.C48:.H48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WS ohne Anmeldung mög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COUNTA([.C49:.H49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WS mit Missbrauchssicher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formula="of:=COUNTA([.C50:.H50])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Befragung nach Zahlen</text:p>
          </table:table-cell>
          <table:table-cell table:number-columns-repeated="7"/>
          <table:table-cell table:style-name="ce2" office:value-type="string" calcext:value-type="string">
            <text:p>Durchschnitt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 calcext:value-type="string">
            <text:p>Allgemein</text:p>
          </table:table-cell>
          <table:table-cell office:value-type="string" calcext:value-type="string">
            <text:p>Bedienen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6" table:formula="of:=AVERAGE([.C53:.H53])" office:value-type="float" office:value="6.5" calcext:value-type="float">
            <text:p>6,50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Allgemein</text:p>
          </table:table-cell>
          <table:table-cell office:value-type="string" calcext:value-type="string">
            <text:p>Mobil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ce6" table:formula="of:=AVERAGE([.C54:.H54])" office:value-type="float" office:value="6.5" calcext:value-type="float">
            <text:p>6,50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Allgemein</text:p>
          </table:table-cell>
          <table:table-cell office:value-type="string" calcext:value-type="string">
            <text:p>Orientierung</text:p>
          </table:table-cell>
          <table:table-cell table:number-columns-repeated="5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6" table:formula="of:=AVERAGE([.C55:.H55])" office:value-type="float" office:value="6.16666666666667" calcext:value-type="float">
            <text:p>6,17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Allgemein</text:p>
          </table:table-cell>
          <table:table-cell office:value-type="string" calcext:value-type="string">
            <text:p>Veränderungswürdig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6" table:formula="of:=AVERAGE([.C56:.H56])" office:value-type="float" office:value="3.66666666666667" calcext:value-type="float">
            <text:p>3,67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esign</text:p>
          </table:table-cell>
          <table:table-cell office:value-type="string" calcext:value-type="string">
            <text:p>Gesamteindruck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ce6" table:formula="of:=AVERAGE([.C57:.H57])" office:value-type="float" office:value="3.5" calcext:value-type="float">
            <text:p>3,50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esign</text:p>
          </table:table-cell>
          <table:table-cell office:value-type="string" calcext:value-type="string">
            <text:p>Farben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ce6" table:formula="of:=AVERAGE([.C58:.H58])" office:value-type="float" office:value="2.83333333333333" calcext:value-type="float">
            <text:p>2,83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esign</text:p>
          </table:table-cell>
          <table:table-cell office:value-type="string" calcext:value-type="string">
            <text:p>Anordnung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ce6" table:formula="of:=AVERAGE([.C59:.H59])" office:value-type="float" office:value="5.5" calcext:value-type="float">
            <text:p>5,50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esign</text:p>
          </table:table-cell>
          <table:table-cell office:value-type="string" calcext:value-type="string">
            <text:p>Präsentation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7" calcext:value-type="float">
            <text:p>7</text:p>
          </table:table-cell>
          <table:table-cell table:style-name="ce6" table:formula="of:=AVERAGE([.C60:.H60])" office:value-type="float" office:value="6.16666666666667" calcext:value-type="float">
            <text:p>6,17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Design</text:p>
          </table:table-cell>
          <table:table-cell office:value-type="string" calcext:value-type="string">
            <text:p>Lesbarkei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6" table:formula="of:=AVERAGE([.C61:.H61])" office:value-type="float" office:value="6.5" calcext:value-type="float">
            <text:p>6,50</text:p>
          </table:table-cell>
          <table:table-cell table:style-name="ce7"/>
          <table:table-cell table:number-columns-repeated="1014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edback.I2:Feedback.I41">
            <calcext:color-scale>
              <calcext:color-scale-entry calcext:value="1" calcext:type="number" calcext:color="#00cc00"/>
              <calcext:color-scale-entry calcext:value="50" calcext:type="percentile" calcext:color="#ffff00"/>
              <calcext:color-scale-entry calcext:value="6" calcext:type="number" calcext:color="#ff0000"/>
            </calcext:color-scale>
          </calcext:conditional-format>
          <calcext:conditional-format calcext:target-range-address="Feedback.I53:Feedback.I61">
            <calcext:color-scale>
              <calcext:color-scale-entry calcext:value="1" calcext:type="number" calcext:color="#ff0000"/>
              <calcext:color-scale-entry calcext:value="50" calcext:type="percentile" calcext:color="#ffff00"/>
              <calcext:color-scale-entry calcext:value="7" calcext:type="number" calcext:color="#00cc00"/>
            </calcext:color-scale>
          </calcext:conditional-format>
          <calcext:conditional-format calcext:target-range-address="Feedback.J2:Feedback.K41">
            <calcext:color-scale>
              <calcext:color-scale-entry calcext:value="1" calcext:type="number" calcext:color="#00cc00"/>
              <calcext:color-scale-entry calcext:value="50" calcext:type="percentile" calcext:color="#ffff00"/>
              <calcext:color-scale-entry calcext:value="6" calcext:type="number" calcext:color="#ff0000"/>
            </calcext:color-scale>
          </calcext:conditional-format>
          <calcext:conditional-format calcext:target-range-address="Feedback.L2:Feedback.L41">
            <calcext:color-scale>
              <calcext:color-scale-entry calcext:value="1" calcext:type="number" calcext:color="#00cc00"/>
              <calcext:color-scale-entry calcext:value="50" calcext:type="percentile" calcext:color="#ffff00"/>
              <calcext:color-scale-entry calcext:value="6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eedback.B44:Feedback.I50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.00.0000</text:date>, <text:time style:data-style-name="N2" text:time-value="11:44:43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8:00:43.602000000</meta:creation-date>
    <dc:date>2018-01-23T13:22:36.940000000</dc:date>
    <meta:editing-duration>PT4H22M31S</meta:editing-duration>
    <meta:editing-cycles>34</meta:editing-cycles>
    <meta:generator>LibreOffice/5.4.3.2$Windows_X86_64 LibreOffice_project/92a7159f7e4af62137622921e809f8546db437e5</meta:generator>
    <meta:document-statistic meta:table-count="1" meta:cell-count="455" meta:object-count="0"/>
  </office:meta>
</office:document-meta>
</file>